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2">
  <office:body>
    <office:text>
      <text:h text:outline-level="1">BRIE — Butlletí de reconeixement d'instal·lació elèctrica</text:h>
      <text:h text:outline-level="2">1) Identificació</text:h>
      <text:p>Exemplar per al titular: __BRIE_EX_TITULAR__   •   Exemplar per a la EDE: __BRIE_EX_EDE__   •   Exemplar per a l'instal·lador: __BRIE_EX_INSTALADOR__</text:p>
      <text:p>CUPS: __BRIE_CUPS__</text:p>
      <text:p>Data: __BRIE_FECHA__</text:p>
      <text:h text:outline-level="2">2) Dades del titular</text:h>
      <text:p>Nom / Raó social: __BRIE_TIT_NOMBRE__</text:p>
      <text:p>NIF/NIE: __BRIE_TIT_NIF__   •   Telèfon: __BRIE_TIT_TLF__</text:p>
      <text:p>Adreça: __BRIE_TIT_DOM__   •   CP: __BRIE_TIT_CP__   •   Municipi: __BRIE_TIT_LOCALIDAD__</text:p>
      <text:h text:outline-level="2">3) Emplaçament de la instal·lació</text:h>
      <text:p>Via: __BRIE_VIA__   •   Núm.: __BRIE_NUM__   •   Pis: __BRIE_PISO__   •   Porta: __BRIE_PORTA__</text:p>
      <text:p>CP: __BRIE_CP__   •   Municipi: __BRIE_LOCALIDAD__</text:p>
      <text:p>Activitat anterior: __BRIE_ACTIVIDAD_ANT__</text:p>
      <text:p>Activitat actual: __BRIE_ACTIVIDAD_ACT__   •   Superfície (m²): __BRIE_SUPERF__</text:p>
      <text:h text:outline-level="2">4) Característiques tècniques</text:h>
      <text:p>Tensió anterior: __BRIE_TENSION_ANT__   •   Tensió actual: __BRIE_TENSION_ACT__</text:p>
      <text:p>Potència màxima admissible: __BRIE_POT_MAX__   •   Potència inicial: __BRIE_POT_INICIAL__   •   Potència a contractar: __BRIE_POT_CONTRATAR__</text:p>
      <text:p>Derivació individual — Secció (mm²): __BRIE_DI_SECCION__</text:p>
      <text:p>Diferencials — Nombre: __BRIE_DIF_NUM__   •   In (A): __BRIE_DIF_IN__   •   Sensibilitat (mA): __BRIE_DIF_SENS__</text:p>
      <text:p>IGA: __BRIE_IGA__   •   ICP/ICPM: __BRIE_ICPM__</text:p>
      <text:p>Posa a terra existent: __BRIE_TIERRA_EXISTE__   •   Resistència (Ω): __BRIE_TIERRA_VALOR__</text:p>
      <text:p>Mesura d'aïllament: __BRIE_AISLAMIENTO__</text:p>
      <text:p>Ascensor: __BRIE_ASCENSOR__   •   Potència ascensor (kW): __BRIE_POT_ASCENSOR__</text:p>
      <text:h text:outline-level="2">5) Defectes observats</text:h>
      <table:table table:name="Defectes">
        <table:table-row>
          <table:table-cell>
            <text:p>Defecte</text:p>
          </table:table-cell>
          <table:table-cell>
            <text:p>Sí</text:p>
          </table:table-cell>
          <table:table-cell>
            <text:p>No</text:p>
          </table:table-cell>
        </table:table-row>
        <table:table-row>
          <table:table-cell>
            <text:p>Defecte 1</text:p>
          </table:table-cell>
          <table:table-cell>
            <text:p>__BRIE_DEF_1_SI__</text:p>
          </table:table-cell>
          <table:table-cell>
            <text:p>__BRIE_DEF_1_NO__</text:p>
          </table:table-cell>
        </table:table-row>
        <table:table-row>
          <table:table-cell>
            <text:p>Defecte 2</text:p>
          </table:table-cell>
          <table:table-cell>
            <text:p>__BRIE_DEF_2_SI__</text:p>
          </table:table-cell>
          <table:table-cell>
            <text:p>__BRIE_DEF_2_NO__</text:p>
          </table:table-cell>
        </table:table-row>
        <table:table-row>
          <table:table-cell>
            <text:p>Defecte 3</text:p>
          </table:table-cell>
          <table:table-cell>
            <text:p>__BRIE_DEF_3_SI__</text:p>
          </table:table-cell>
          <table:table-cell>
            <text:p>__BRIE_DEF_3_NO__</text:p>
          </table:table-cell>
        </table:table-row>
        <table:table-row>
          <table:table-cell>
            <text:p>Defecte 4</text:p>
          </table:table-cell>
          <table:table-cell>
            <text:p>__BRIE_DEF_4_SI__</text:p>
          </table:table-cell>
          <table:table-cell>
            <text:p>__BRIE_DEF_4_NO__</text:p>
          </table:table-cell>
        </table:table-row>
        <table:table-row>
          <table:table-cell>
            <text:p>Defecte 5</text:p>
          </table:table-cell>
          <table:table-cell>
            <text:p>__BRIE_DEF_5_SI__</text:p>
          </table:table-cell>
          <table:table-cell>
            <text:p>__BRIE_DEF_5_NO__</text:p>
          </table:table-cell>
        </table:table-row>
        <table:table-row>
          <table:table-cell>
            <text:p>Defecte 6</text:p>
          </table:table-cell>
          <table:table-cell>
            <text:p>__BRIE_DEF_6_SI__</text:p>
          </table:table-cell>
          <table:table-cell>
            <text:p>__BRIE_DEF_6_NO__</text:p>
          </table:table-cell>
        </table:table-row>
        <table:table-row>
          <table:table-cell>
            <text:p>Defecte 7</text:p>
          </table:table-cell>
          <table:table-cell>
            <text:p>__BRIE_DEF_7_SI__</text:p>
          </table:table-cell>
          <table:table-cell>
            <text:p>__BRIE_DEF_7_NO__</text:p>
          </table:table-cell>
        </table:table-row>
        <table:table-row>
          <table:table-cell>
            <text:p>Defecte 8</text:p>
          </table:table-cell>
          <table:table-cell>
            <text:p>__BRIE_DEF_8_SI__</text:p>
          </table:table-cell>
          <table:table-cell>
            <text:p>__BRIE_DEF_8_NO__</text:p>
          </table:table-cell>
        </table:table-row>
        <table:table-row>
          <table:table-cell>
            <text:p>Defecte 9</text:p>
          </table:table-cell>
          <table:table-cell>
            <text:p>__BRIE_DEF_9_SI__</text:p>
          </table:table-cell>
          <table:table-cell>
            <text:p>__BRIE_DEF_9_NO__</text:p>
          </table:table-cell>
        </table:table-row>
        <table:table-row>
          <table:table-cell>
            <text:p>Defecte 10</text:p>
          </table:table-cell>
          <table:table-cell>
            <text:p>__BRIE_DEF_10_SI__</text:p>
          </table:table-cell>
          <table:table-cell>
            <text:p>__BRIE_DEF_10_NO__</text:p>
          </table:table-cell>
        </table:table-row>
      </table:table>
      <text:h text:outline-level="2">6) Treballs realitzats / Observacions</text:h>
      <text:p>__BRIE_TRABAJO__</text:p>
      <text:p>__BRIE_COMENTARIOS__</text:p>
      <text:h text:outline-level="2">7) Instal·ladora / Tècnic</text:h>
      <text:p>Empresa instal·ladora: __BRIE_EMPRESA__   •   RASIC: __BRIE_RASIC__</text:p>
      <text:p>Nom del tècnic: __BRIE_CERT_NOMBRE__   •   DNI: __BRIE_CERT_DNI__</text:p>
      <text:p>Lloc i data: __BRIE_LUGAR__ , __BRIE_FECHA_LARGA__</text:p>
      <text:p/>
      <text:p style:name="SmallNote">* La signatura electrònica PAdES s'aplicarà al PDF resul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fo="urn:oasis:names:tc:opendocument:xmlns:xsl-fo-compatible:1.0" office:version="1.2">
  <office:styles>
    <style:style style:name="SmallNote" style:family="paragraph">
      <style:paragraph-properties fo:font-size="9pt" fo:color="#666666"/>
    </style:style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dc:title>BRIE Template</dc:title>
    <dc:creator>DoliElec</dc:creator>
    <meta:generator>DoliElec ODT builder</meta:generator>
    <dc:date>2025-10-07T12:07:00</dc:date>
  </office:meta>
</office:document-meta>
</file>